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style:text-underline-style="solid" style:text-underline-width="auto" style:text-underline-color="font-color" fo:font-weight="bold" officeooo:rsid="0003a90a" officeooo:paragraph-rsid="0003a90a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3a90a" officeooo:paragraph-rsid="0003a90a" style:font-size-asian="10.5pt" style:font-weight-asian="normal" style:font-size-complex="12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luser Assignment 5 DS</text:p>
      <text:p text:style-name="P1"/>
      <text:p text:style-name="P1"/>
      <text:p text:style-name="P2">1.</text:p>
      <text:p text:style-name="P2"/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E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E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1" style:font-family-asian="'Arial Unicode MS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4-09T10:43:10.203287000</meta:creation-date>
    <dc:date>2025-04-09T10:55:18.938745000</dc:date>
    <meta:editing-duration>PT12M9S</meta:editing-duration>
    <meta:editing-cycles>1</meta:editing-cycles>
    <meta:document-statistic meta:table-count="0" meta:image-count="0" meta:object-count="0" meta:page-count="1" meta:paragraph-count="2" meta:word-count="5" meta:character-count="24" meta:non-whitespace-character-count="21"/>
    <meta:generator>LibreOffice/25.2.1.2$MacOSX_AARCH64 LibreOffice_project/d3abf4aee5fd705e4a92bba33a32f40bc4e56f49</meta:generator>
  </office:meta>
</office:document-meta>
</file>